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86in"/>
    </style:style>
    <style:style style:name="TC1" style:family="table-column">
      <style:table-column-properties style:column-width="2.13in"/>
    </style:style>
    <style:style style:name="TC2" style:family="table-column">
      <style:table-column-properties style:column-width="1.87in"/>
    </style:style>
    <style:style style:name="TC3" style:family="table-column">
      <style:table-column-properties style:column-width="0.01in"/>
    </style:style>
    <style:style style:name="TC4" style:family="table-column">
      <style:table-column-properties style:column-width="1.05in"/>
    </style:style>
    <style:style style:name="TC5" style:family="table-column">
      <style:table-column-properties style:column-width="0.27in"/>
    </style:style>
    <style:style style:name="TR0" style:family="table-row">
      <style:table-row-properties style:use-optimal-row-height="false" style:row-height="0.59in"/>
    </style:style>
    <style:style style:name="C0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34.0pt" style:font-size-asian="34.0pt" style:font-size-complex="34.0pt" fo:font-weight="bold">
</style:text-properties>
    </style:style>
    <style:style style:name="C1" style:family="table-cell">
      <style:table-cell-properties fo:wrap-option="wrap" style:shrink-to-fit="false" fo:background-color="#006699" style:vertical-align="top"/>
      <style:paragraph-properties fo:text-align="start"/>
    </style:style>
    <style:style style:name="C2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TR1" style:family="table-row">
      <style:table-row-properties style:use-optimal-row-height="false" style:row-height="0.01in"/>
    </style:style>
    <style:style style:name="C3" style:family="table-cell">
      <style:table-cell-properties fo:wrap-option="wrap" style:shrink-to-fit="false" style:vertical-align="top"/>
      <style:paragraph-properties fo:text-align="start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R2" style:family="table-row">
      <style:table-row-properties style:use-optimal-row-height="false" style:row-height="0.23in"/>
    </style:style>
    <style:style style:name="TR3" style:family="table-row">
      <style:table-row-properties style:use-optimal-row-height="false" style:row-height="0.02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R4" style:family="table-row">
      <style:table-row-properties style:use-optimal-row-height="false" style:row-height="0.26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relatorioBovino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row table:style-name="TR0">
          <table:table-cell table:style-name="C0" table:number-columns-spanned="3">
            <text:p text:style-name="P0"><text:bookmark text:name="JR_PAGE_ANCHOR_0_1"/><text:span text:style-name="T0">Relatório de Bovinos</text:span></text:p>
          </table:table-cell>
          <table:table-cell table:style-name="C0"/>
          <table:table-cell table:style-name="C0"/>
          <table:table-cell table:style-name="C1"/>
          <table:table-cell table:style-name="C1"/>
          <table:table-cell table:style-name="C2"/>
        </table:table-row>
        <table:table-row table:style-name="TR1">
          <table:table-cell table:style-name="C3"/>
          <table:table-cell table:style-name="C3"/>
          <table:table-cell table:style-name="C3"/>
          <table:table-cell table:style-name="C4" table:number-columns-spanned="2" table:number-rows-spanned="3">
            <text:p text:style-name="P0"><text:span text:style-name="T1">NASCIMENTO</text:span></text:p>
          </table:table-cell>
          <table:table-cell table:style-name="C4"/>
          <table:table-cell table:style-name="C3"/>
        </table:table-row>
        <table:table-row table:style-name="TR2">
          <table:table-cell table:style-name="C4" table:number-rows-spanned="3">
            <text:p text:style-name="P0"><text:span text:style-name="T1">CÓDIGO</text:span></text:p>
          </table:table-cell>
          <table:table-cell table:style-name="C4" table:number-rows-spanned="3">
            <text:p text:style-name="P0"><text:span text:style-name="T1">NOME</text:span></text:p>
          </table:table-cell>
          <table:table-cell table:style-name="C4" table:number-rows-spanned="3">
            <text:p text:style-name="P0"><text:span text:style-name="T1">ORIGEM</text:span></text:p>
          </table:table-cell>
          <table:table-cell table:style-name="C4"/>
          <table:table-cell table:style-name="C4"/>
          <table:table-cell table:style-name="C3"/>
        </table:table-row>
        <table:table-row table:style-name="TR3">
          <table:table-cell table:style-name="C4"/>
          <table:table-cell table:style-name="C4"/>
          <table:table-cell table:style-name="C4"/>
          <table:table-cell table:style-name="C4"/>
          <table:table-cell table:style-name="C4"/>
          <table:table-cell table:style-name="C3"/>
        </table:table-row>
        <table:table-row table:style-name="TR1">
          <table:table-cell table:style-name="C4"/>
          <table:table-cell table:style-name="C4"/>
          <table:table-cell table:style-name="C4"/>
          <table:table-cell table:style-name="C3"/>
          <table:table-cell table:style-name="C3"/>
          <table:table-cell table:style-name="C3"/>
        </table:table-row>
        <table:table-row table:style-name="TR1">
          <table:table-cell table:style-name="C4" table:number-rows-spanned="2">
            <text:p text:style-name="P0"><text:span text:style-name="T2">null</text:span></text:p>
          </table:table-cell>
          <table:table-cell table:style-name="C4" table:number-rows-spanned="2">
            <text:p text:style-name="P0"><text:span text:style-name="T2">null</text:span></text:p>
          </table:table-cell>
          <table:table-cell table:style-name="C4" table:number-rows-spanned="2">
            <text:p text:style-name="P0"><text:span text:style-name="T2">null</text:span></text:p>
          </table:table-cell>
          <table:table-cell table:style-name="C3"/>
          <table:table-cell table:style-name="C3"/>
          <table:table-cell table:style-name="C3"/>
        </table:table-row>
        <table:table-row table:style-name="TR4">
          <table:table-cell table:style-name="C4"/>
          <table:table-cell table:style-name="C4"/>
          <table:table-cell table:style-name="C4"/>
          <table:table-cell table:style-name="C4" table:number-columns-spanned="3" table:number-rows-spanned="2">
            <text:p text:style-name="P0"><text:span text:style-name="T2">null</text:span></text:p>
          </table:table-cell>
          <table:table-cell table:style-name="C4"/>
          <table:table-cell table:style-name="C4"/>
        </table:table-row>
        <table:table-row table:style-name="TR1">
          <table:table-cell table:style-name="C3"/>
          <table:table-cell table:style-name="C3"/>
          <table:table-cell table:style-name="C3"/>
          <table:table-cell table:style-name="C4"/>
          <table:table-cell table:style-name="C4"/>
          <table:table-cell table:style-name="C4"/>
        </table:table-row>
      </table:table>
      <table:named-expressions>
        <table:named-range table:name="JR_PAGE_ANCHOR_0_1" table:base-cell-address="$'relatorioBovino'.$A$1" table:cell-range-address="$'relatorioBovino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